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"/>
    </style:style>
    <style:style style:name="T1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elhoria contínua: a árdua e gratificante tarefa de alcançar o ápice no mercado </text:h>
      <text:p text:style-name="Text_20_body">Ao longo do nosso estudo na Unidade 04, aprendemos que o ciclo de Melhoria Continuada pode gerenciar e monitorar todos os outros ciclos. Agora para o embasamento de nossa atividade é importante dizer que, a melhoria de processos envolvendo negócios, é fruto de ações pautadas na busca das melhores ações a serem executadas com o princípio da otimização desses processos, e tal resultado, é determinado ao se comparar os resultados que estão sendo obtidos pelo atual estágio do processo, com as metas e objetivos que haviam sido definidos para ele. Se ao final desta análise o resultado não foi o almejado, é necessário uma reanálise de todo o processo a fim de se buscar as melhorias eficazes ao negócio. </text:p>
      <text:p text:style-name="Text_20_body">Várias empresas que deixaram o modelo tradicional de gerenciamento e comercialização de seus produtos e/ou serviços, tinham um processo  de oferecer ao cliente o que elas proporcionam e não avaliavam em seus processos oferecer o que o cliente desejava. A mudança de filosofia empresarial as levou para um novo patamar, onde o cliente é visto como alguém que é capaz de discernir o que é bom e o que não é bom para a sua necessidade. </text:p>
      <text:p text:style-name="Text_20_body">Podemos ilustrar essa situação com alguns exemplos de melhoria contínua envolvendo processos de atendimento ao cliente. Empresas de TV por assinatura e Entretenimento, que passaram a controlar melhor os seus processos de assinatura, de controle de faturamento, geração de uma grade de programação mais focada no seu público,  conteúdos de qualidade e dinâmicos, imagens em alta e ultra definição, entre outros aspectos. </text:p>
      <text:p text:style-name="Text_20_body">Todos esses processos são muito bem definidos e otimizados pelas equipes responsáveis de cada área, mas fica claro sempre que o primeiro contato do futuro cliente com a empresa, deve ser estudado pelos setores estratégicos e a comunicação com todas as áreas da empresa. O atendimento ao cliente é um exemplo de melhoria contínua de processos que este tipo de empresa está sempre correndo atrás. </text:p>
      <text:p text:style-name="Text_20_body">E como salientado, os processos internos das empresas tem fundamental importância no desenvolvimento e sobrevivência no mercado. Ações como o uso de um software que gere processos mais inteligentes, traz agilidade e efetividade para dentro da empresa. </text:p>
      <text:p text:style-name="Text_20_body">Outra vantagem que se torna incontestável no atual momento, é a melhoria de processos é a redução de custos. Sabemos que muitas são as etapas a serem realizadas até que se tenha um produto finalizado, pronto para a sua comercialização. E se os processos forem corretamente customizados, empregando-se tecnologia de ponta e margens de erro quase mínimas, o retorno sobre investimento (ROI) será maior, o que facilitará novos investimentos, maior capacitação de seus funcionários e consequente aumento da fatia em termos de participação no mercado. </text:p>
      <text:h text:style-name="Heading_20_3" text:outline-level="3">Vamos Praticar </text:h>
      <text:p text:style-name="Text_20_body">Com base em todo o aprendizado da disciplina e na abordagem relatada na introdução desta atividade, busque exemplos de empresas reais que mudaram a sua visão de negócio e passaram a adotar a melhoria contínua em seus processos e serviços, buscando assim se destacar em seu segmento de atuação. Ao final de sua pesquisa, disponibilize o que buscou e sua análise desses <text:soft-page-break/>resultados no fórum da seção, para que o mesmo seja observado e discutido pelos demais alunos (as). Ótima atividade e muito obrigado por todas as contribuições. </text:p>
      <text:h text:style-name="Heading_20_1" text:outline-level="1">Referências </text:h>
      <text:p text:style-name="Text_20_body">ENDEAVOR. Kaizen:A sabedoria milenar a serviço da sua melhor gestão. Disponível em &lt; <text:a xlink:type="simple" xlink:href="https://endeavor.org.br/operacoes/kaizen/" office:target-frame-name="_blank" xlink:show="new" text:style-name="Internet_20_link" text:visited-style-name="Visited_20_Internet_20_Link">https://endeavor.org.br/operacoes/kaizen/ </text:a>&gt;. Acessado em 04/12/2019. </text:p>
      <text:p text:style-name="Standard"><text:span text:style-name="T1">Caro estudante,<text:line-break/>Nesta atividade você deverá buscar exemplos práticos de empresas que se transformaram devido a necessidade de se adequarem a sistemática do mercado atual, tendo como foco o cliente e a sua verdadeira necessidade. Como exemplo a NETFLIX (1997), uma empresa com espírito inovador e que  modificou o mercado de locação de filmes e, posteriormente, streaming. Seus fundadores observaram os pontos fortes e pontos de melhoria dos serviços realizados pelas empresas de sua época e, um dos pontos assertivos foi não cobrar as famosas taxas de atraso na entrega de DVD´s. Alguns anos depois passou a ingressar no mercado de streaming (2007), inspirada no sucesso do Youtube. Ela passou a enxergar um mercado extremamente rico em oportunidades e, para que fosse um sucesso, investiu na satisfação do seu cliente e no que gostaria de assistir. Para tanto definiu o seu público alvo, passando a ter um elo de comunicação mais assertivo ao seu público. Com o uso de tecnologias envolvendo inteligência artificial e mineração de dados, nós somos convidados pelo próprio sistema a assistir filmes com base em nossas opções e gêneros. A NETFLIX acabou ao longo do tempo se tornando uma referência mundial em termos de serviços de streaming com produções próprias com base no perfil de seus assinantes, que hoje chegam a barreira de 150 milhões de assinantes.  </text:span> 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4:16:43.983992730</meta:creation-date>
    <dc:date>2023-11-30T14:20:53.929973998</dc:date>
    <meta:editing-duration>PT2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12" meta:word-count="787" meta:character-count="4904" meta:non-whitespace-character-count="4112"/>
  </office:meta>
</office:document-meta>
</file>